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  <style:font-face style:name="Menlo" svg:font-family="Menlo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24.0pt"/>
    </style:style>
    <style:style style:name="P2" style:family="paragraph" style:parent-style-name="Standard">
      <style:paragraph-properties style:line-height-at-least="0.2083in"/>
      <style:text-properties style:font-name="Menlo" fo:font-size="13.0pt" fo:color="#081119" fo:background-color="#f8faf9"/>
    </style:style>
    <style:style style:name="P3" style:family="paragraph" style:parent-style-name="Standard">
      <style:paragraph-properties fo:line-height="80%"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24.0pt"/>
    </style:style>
    <style:style style:name="P4" style:family="paragraph" style:parent-style-name="Standard">
      <style:paragraph-properties style:line-height-at-least="0.2222in"/>
      <style:text-properties style:font-name="Menlo" fo:font-size="14.0pt" fo:color="#1b1f22" fo:background-color="#15171a"/>
    </style:style>
    <style:style style:name="P5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24.0pt"/>
    </style:style>
    <style:style style:name="P6" style:family="paragraph" style:parent-style-name="Standard">
      <style:paragraph-properties style:line-height-at-least="0.1944in"/>
      <style:text-properties style:font-name="Menlo" fo:font-size="12.0pt" fo:color="#57606a" fo:background-color="#15171a"/>
    </style:style>
    <style:style style:name="P7" style:family="paragraph" style:parent-style-name="Standard">
      <style:paragraph-properties style:line-height-at-least="0.2222in"/>
      <style:text-properties style:font-name="Menlo" fo:font-size="14.0pt" fo:color="#900112" fo:background-color="#efefef"/>
    </style:style>
    <style:style style:name="P8" style:family="paragraph" style:parent-style-name="Standard">
      <style:paragraph-properties style:line-height-at-least="0.2222in"/>
      <style:text-properties style:font-name="Menlo" fo:font-size="14.0pt" fo:color="#121212" fo:background-color="#efefef"/>
    </style:style>
    <style:style style:name="T1" style:family="text">
      <style:text-properties fo:letter-spacing="0.0000in"/>
    </style:style>
    <style:style style:name="T2" style:family="text">
      <style:text-properties style:font-name="Helvetica" fo:font-size="11.0pt" fo:font-size-asian="11.0pt" fo:font-size-complex="11.0pt" fo:color="#000000" fo:background-color="transparent"/>
    </style:style>
    <style:style style:name="T3" style:family="text">
      <style:text-properties fo:letter-spacing="0.0000in" fo:color="#121212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API</text:p>
      <text:p text:style-name="P1">EIYK4pbopY9FQhk8</text:p>
      <text:p text:style-name="P2"><text:span text:style-name="T1">mongodb+srv://API:</text:span><text:span text:style-name="T2">EIYK4pbopY9FQhk8</text:span><text:span text:style-name="T1">@diamond.yzzxh.mongodb.net/</text:span></text:p>
      <text:p text:style-name="P1">D4t4_$21.5</text:p>
      <text:p text:style-name="P1"/>
      <text:p text:style-name="P3">pyodbc</text:p>
      <text:p text:style-name="P4"><text:span text:style-name="T1">brew install cmake</text:span></text:p>
      <text:list text:style-name="L1">
        <text:list-item>
          <text:p text:style-name="P5"/>
        </text:list-item>
      </text:list>
      <text:p text:style-name="P1">mac os x</text:p>
      <text:p text:style-name="P1">https://brew.sh/index_es</text:p>
      <text:p text:style-name="P6"><text:span text:style-name="T1">brew install unixodbc</text:span></text:p>
      <text:p text:style-name="P6"><text:span text:style-name="T1"/></text:p>
      <text:p text:style-name="P6"><text:span text:style-name="T1">mac driver</text:span></text:p>
      <text:p text:style-name="P7"><text:span text:style-name="T3">- /bin/bash -c </text:span><text:span text:style-name="T1">"$(curl -fsSL https://raw.githubusercontent.com/Homebrew/install/master/install.sh)"</text:span></text:p>
      <text:p text:style-name="P8"><text:span text:style-name="T1"/></text:p>
      <text:p text:style-name="P8"><text:span text:style-name="T1">- brew tap microsoft/mssql-release https://github.com/Microsoft/homebrew-mssql-release</text:span></text:p>
      <text:p text:style-name="P8"><text:span text:style-name="T1"/></text:p>
      <text:p text:style-name="P8"><text:span text:style-name="T1">- brew update</text:span></text:p>
      <text:p text:style-name="P8"><text:span text:style-name="T1"/></text:p>
      <text:p text:style-name="P8"><text:span text:style-name="T1">- HOMEBREW_NO_ENV_FILTERING=1 ACCEPT_EULA=Y brew install msodbcsql17 mssql-tools</text:span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